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(none)]&gt; use Shriya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Shriya]&gt; select ASCII(Name) AS NumCodeOfFirstChar from Employee;</text:p>
      <text:p text:style-name="Standard">+--------------------+</text:p>
      <text:p text:style-name="Standard">| NumCodeOfFirstChar |</text:p>
      <text:p text:style-name="Standard">+--------------------+</text:p>
      <text:p text:style-name="Standard">| <text:s text:c="16"/>83 |</text:p>
      <text:p text:style-name="Standard">| <text:s text:c="16"/>82 |</text:p>
      <text:p text:style-name="Standard">| <text:s text:c="15"/>114 |</text:p>
      <text:p text:style-name="Standard">| <text:s text:c="15"/>114 |</text:p>
      <text:p text:style-name="Standard">| <text:s text:c="15"/>114 |</text:p>
      <text:p text:style-name="Standard">| <text:s text:c="15"/>114 |</text:p>
      <text:p text:style-name="Standard">| <text:s text:c="15"/>114 |</text:p>
      <text:p text:style-name="Standard">| <text:s text:c="15"/>114 |</text:p>
      <text:p text:style-name="Standard">| <text:s text:c="15"/>114 |</text:p>
      <text:p text:style-name="Standard">| <text:s text:c="16"/>65 |</text:p>
      <text:p text:style-name="Standard">+--------------------+</text:p>
      <text:p text:style-name="Standard">10 rows in set (0.000 sec)</text:p>
      <text:p text:style-name="Standard"/>
      <text:p text:style-name="Standard"/>
      <text:p text:style-name="Standard">MariaDB [Shriya]&gt; select CHAR_LENGTH(Name) AS LengthOfName from Employee;</text:p>
      <text:p text:style-name="Standard">+--------------+</text:p>
      <text:p text:style-name="Standard">| LengthOfName |</text:p>
      <text:p text:style-name="Standard">+--------------+</text:p>
      <text:p text:style-name="Standard">| <text:s text:c="11"/>6 |</text:p>
      <text:p text:style-name="Standard">| <text:s text:c="11"/>5 |</text:p>
      <text:p text:style-name="Standard">| <text:s text:c="10"/>14 |</text:p>
      <text:p text:style-name="Standard">| <text:s text:c="10"/>14 |</text:p>
      <text:p text:style-name="Standard">| <text:s text:c="10"/>14 |</text:p>
      <text:p text:style-name="Standard">| <text:s text:c="10"/>14 |</text:p>
      <text:p text:style-name="Standard">| <text:s text:c="10"/>14 |</text:p>
      <text:p text:style-name="Standard">| <text:s text:c="10"/>14 |</text:p>
      <text:p text:style-name="Standard">| <text:s text:c="10"/>14 |</text:p>
      <text:p text:style-name="Standard">| <text:s text:c="11"/>5 |</text:p>
      <text:p text:style-name="Standard">+--------------+</text:p>
      <text:p text:style-name="Standard">10 rows in set (0.000 sec</text:p>
      <text:p text:style-name="Standard">MariaDB [(none)]&gt; use Shriya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atabase changed</text:p>
      <text:p text:style-name="Standard">MariaDB [Shriya]&gt; select CHARACTER_LENGTH(Name) AS LengthOfName from Employee;</text:p>
      <text:p text:style-name="Standard">+--------------+</text:p>
      <text:p text:style-name="Standard">| LengthOfName |</text:p>
      <text:p text:style-name="Standard">+--------------+</text:p>
      <text:p text:style-name="Standard">| <text:s text:c="11"/>6 |</text:p>
      <text:p text:style-name="Standard">| <text:s text:c="11"/>5 |</text:p>
      <text:p text:style-name="Standard">| <text:s text:c="10"/>14 |</text:p>
      <text:p text:style-name="Standard">| <text:s text:c="10"/>14 |</text:p>
      <text:p text:style-name="Standard">| <text:s text:c="10"/>14 |</text:p>
      <text:p text:style-name="Standard">| <text:s text:c="10"/>14 |</text:p>
      <text:p text:style-name="Standard">| <text:s text:c="10"/>14 |</text:p>
      <text:p text:style-name="Standard">| <text:s text:c="10"/>14 |</text:p>
      <text:p text:style-name="Standard">| <text:s text:c="10"/>14 |</text:p>
      <text:p text:style-name="Standard">| <text:s text:c="11"/>5 |</text:p>
      <text:p text:style-name="Standard">+--------------+</text:p>
      <text:p text:style-name="Standard">10 rows in set (0.000 sec)</text:p>
      <text:p text:style-name="Standard"/>
      <text:p text:style-name="Standard">MariaDB [Shriya]&gt; select CONCAT(Name," ",Surname) AS FullName from Employee;</text:p>
      <text:p text:style-name="Standard">+-------------------------+</text:p>
      <text:p text:style-name="Standard">| FullName <text:s text:c="15"/>|</text:p>
      <text:p text:style-name="Standard">+-------------------------+</text:p>
      <text:p text:style-name="Standard">| Shriya Patel <text:s text:c="11"/>|</text:p>
      <text:p text:style-name="Standard">| Riya <text:s/>Patel <text:s text:c="12"/>|</text:p>
      <text:p text:style-name="Standard">| root@localhost Sanghavi |</text:p>
      <text:p text:style-name="Standard">| root@localhost Savaliya |</text:p>
      <text:p text:style-name="Standard">| root@localhost Suthar <text:s text:c="2"/>|</text:p>
      <text:p text:style-name="Standard">| root@localhost Rao <text:s text:c="5"/>|</text:p>
      <text:p text:style-name="Standard">| root@localhost Patel <text:s text:c="3"/>|</text:p>
      <text:p text:style-name="Standard">| root@localhost Thakkar <text:s/>|</text:p>
      <text:p text:style-name="Standard">| root@localhost Kotadiya |</text:p>
      <text:p text:style-name="Standard">| Avani Patel <text:s text:c="12"/>|</text:p>
      <text:p text:style-name="Standard">+-------------------------+</text:p>
      <text:p text:style-name="Standard">10 rows in set (0.000 sec)</text:p>
      <text:p text:style-name="Standard"/>
      <text:p text:style-name="Standard">MariaDB [Shriya]&gt; SELECT CONCAT_WS(" ", Mail-id, Number) AS Details from Employee;</text:p>
      <text:p text:style-name="Standard">ERROR 1054 (42S22): Unknown column 'Mail' in 'field list'</text:p>
      <text:p text:style-name="Standard">MariaDB [Shriya]&gt; SELECT CONCAT_WS(" ", Name, Number) AS Details from Employee;</text:p>
      <text:p text:style-name="Standard">+--------------------------+</text:p>
      <text:p text:style-name="Standard">| Details <text:s text:c="17"/>|</text:p>
      <text:p text:style-name="Standard">+--------------------------+</text:p>
      <text:p text:style-name="Standard">| Shriya 971261781 <text:s text:c="8"/>|</text:p>
      <text:p text:style-name="Standard">| Riya <text:s/>91066257 <text:s text:c="10"/>|</text:p>
      <text:p text:style-name="Standard">| root@localhost 9873483 <text:s text:c="2"/>|</text:p>
      <text:p text:style-name="Standard">| root@localhost 734334223 |</text:p>
      <text:p text:style-name="Standard">| root@localhost 521232168 |</text:p>
      <text:p text:style-name="Standard">| root@localhost 465789123 |</text:p>
      <text:p text:style-name="Standard">| root@localhost 987654321 |</text:p>
      <text:p text:style-name="Standard">| root@localhost 845621563 |</text:p>
      <text:p text:style-name="Standard">| root@localhost 543684561 |</text:p>
      <text:p text:style-name="Standard">| Avani 971261781 <text:s text:c="9"/>|</text:p>
      <text:p text:style-name="Standard">+--------------------------+</text:p>
      <text:p text:style-name="Standard"><text:soft-page-break/>10 rows in set (0.001 sec)</text:p>
      <text:p text:style-name="Standard"/>
      <text:p text:style-name="Standard"/>
      <text:p text:style-name="Standard">MariaDB [Shriya]&gt; select FIELD ("m","s","a")</text:p>
      <text:p text:style-name="Standard"><text:s text:c="4"/>-&gt; ;</text:p>
      <text:p text:style-name="Standard">+---------------------+</text:p>
      <text:p text:style-name="Standard">| FIELD ("m","s","a") |</text:p>
      <text:p text:style-name="Standard">+---------------------+</text:p>
      <text:p text:style-name="Standard">| <text:s text:c="18"/>0 |</text:p>
      <text:p text:style-name="Standard">+---------------------+</text:p>
      <text:p text:style-name="Standard">1 row in set (0.000 sec)</text:p>
      <text:p text:style-name="Standard"/>
      <text:p text:style-name="Standard"/>
      <text:p text:style-name="Standard">MariaDB [Shriya]&gt; SELECT FORMAT(250500.5634, 2);</text:p>
      <text:p text:style-name="Standard">+------------------------+</text:p>
      <text:p text:style-name="Standard">| FORMAT(250500.5634, 2) |</text:p>
      <text:p text:style-name="Standard">+------------------------+</text:p>
      <text:p text:style-name="Standard">| 250,500.56 <text:s text:c="12"/>|</text:p>
      <text:p text:style-name="Standard">+------------------------+</text:p>
      <text:p text:style-name="Standard">1 row in set (0.000 sec)</text:p>
      <text:p text:style-name="Standard"/>
      <text:p text:style-name="Standard"/>
      <text:p text:style-name="Standard">MariaDB [Shriya]&gt; SELECT INSERT("trythis", 11, 3, "no");</text:p>
      <text:p text:style-name="Standard">+--------------------------------+</text:p>
      <text:p text:style-name="Standard">| INSERT("trythis", 11, 3, "no") |</text:p>
      <text:p text:style-name="Standard">+--------------------------------+</text:p>
      <text:p text:style-name="Standard">| trythis <text:s text:c="23"/>|</text:p>
      <text:p text:style-name="Standard">+--------------------------------+</text:p>
      <text:p text:style-name="Standard">1 row in set (0.000 sec)</text:p>
      <text:p text:style-name="Standard"/>
      <text:p text:style-name="Standard">MariaDB [Shriya]&gt; select INSTR(Name, "a") from EMployee;</text:p>
      <text:p text:style-name="Standard">ERROR 1146 (42S02): Table 'Shriya.EMployee' doesn't exist</text:p>
      <text:p text:style-name="Standard">MariaDB [Shriya]&gt; select INSTR(Name, "a") from Employee;</text:p>
      <text:p text:style-name="Standard">+------------------+</text:p>
      <text:p text:style-name="Standard">| INSTR(Name, "a") |</text:p>
      <text:p text:style-name="Standard">+------------------+</text:p>
      <text:p text:style-name="Standard">| <text:s text:c="15"/>6 |</text:p>
      <text:p text:style-name="Standard">| <text:s text:c="15"/>4 |</text:p>
      <text:p text:style-name="Standard">| <text:s text:c="15"/>9 |</text:p>
      <text:p text:style-name="Standard">| <text:s text:c="15"/>9 |</text:p>
      <text:p text:style-name="Standard">| <text:s text:c="15"/>9 |</text:p>
      <text:p text:style-name="Standard">| <text:s text:c="15"/>9 |</text:p>
      <text:p text:style-name="Standard">| <text:s text:c="15"/>9 |</text:p>
      <text:p text:style-name="Standard">| <text:s text:c="15"/>9 |</text:p>
      <text:p text:style-name="Standard">| <text:s text:c="15"/>9 |</text:p>
      <text:p text:style-name="Standard">| <text:s text:c="15"/>1 |</text:p>
      <text:p text:style-name="Standard">+------------------+</text:p>
      <text:p text:style-name="Standard">10 rows in set (0.001 sec)</text:p>
      <text:p text:style-name="Standard"/>
      <text:p text:style-name="Standard"/>
      <text:p text:style-name="Standard"/>
      <text:p text:style-name="Standard"/>
      <text:p text:style-name="Standard"><text:soft-page-break/>MariaDB [Shriya]&gt; select LCASE(Brand) AS LowerCase from Sports;</text:p>
      <text:p text:style-name="Standard">+-----------+</text:p>
      <text:p text:style-name="Standard">| LowerCase |</text:p>
      <text:p text:style-name="Standard">+-----------+</text:p>
      <text:p text:style-name="Standard">| adidas <text:s text:c="3"/>|</text:p>
      <text:p text:style-name="Standard">| puma <text:s text:c="5"/>|</text:p>
      <text:p text:style-name="Standard">| fastrack <text:s/>|</text:p>
      <text:p text:style-name="Standard">| puma <text:s text:c="5"/>|</text:p>
      <text:p text:style-name="Standard">| adidas <text:s text:c="3"/>|</text:p>
      <text:p text:style-name="Standard">| adidas <text:s text:c="3"/>|</text:p>
      <text:p text:style-name="Standard">| puma <text:s text:c="5"/>|</text:p>
      <text:p text:style-name="Standard">| fastrack <text:s/>|</text:p>
      <text:p text:style-name="Standard">| puma <text:s text:c="5"/>|</text:p>
      <text:p text:style-name="Standard">| adidas <text:s text:c="3"/>|</text:p>
      <text:p text:style-name="Standard">+-----------+</text:p>
      <text:p text:style-name="Standard">10 rows in set (0.001 sec)</text:p>
      <text:p text:style-name="Standard"/>
      <text:p text:style-name="Standard">MariaDB [Shriya]&gt; select LEFT(Brand, 5) AS Name from Sports;</text:p>
      <text:p text:style-name="Standard">+-------+</text:p>
      <text:p text:style-name="Standard">| Name <text:s/>|</text:p>
      <text:p text:style-name="Standard">+-------+</text:p>
      <text:p text:style-name="Standard">| Adida |</text:p>
      <text:p text:style-name="Standard">| Puma <text:s/>|</text:p>
      <text:p text:style-name="Standard">| Fastr |</text:p>
      <text:p text:style-name="Standard">| Puma <text:s/>|</text:p>
      <text:p text:style-name="Standard">| Adida |</text:p>
      <text:p text:style-name="Standard">| Adida |</text:p>
      <text:p text:style-name="Standard">| Puma <text:s/>|</text:p>
      <text:p text:style-name="Standard">| Fastr |</text:p>
      <text:p text:style-name="Standard">| Puma <text:s/>|</text:p>
      <text:p text:style-name="Standard">| Adida |</text:p>
      <text:p text:style-name="Standard">+-------+</text:p>
      <text:p text:style-name="Standard">10 rows in set (0.001 sec)</text:p>
      <text:p text:style-name="Standard"/>
      <text:p text:style-name="Standard">MariaDB [Shriya]&gt; select LENGTH(Name) AS LengthOfName from Store;</text:p>
      <text:p text:style-name="Standard">+--------------+</text:p>
      <text:p text:style-name="Standard">| LengthOfName |</text:p>
      <text:p text:style-name="Standard">+--------------+</text:p>
      <text:p text:style-name="Standard">| <text:s text:c="11"/>8 |</text:p>
      <text:p text:style-name="Standard">| <text:s text:c="10"/>10 |</text:p>
      <text:p text:style-name="Standard">| <text:s text:c="11"/>5 |</text:p>
      <text:p text:style-name="Standard">| <text:s text:c="10"/>10 |</text:p>
      <text:p text:style-name="Standard">| <text:s text:c="11"/>4 |</text:p>
      <text:p text:style-name="Standard">| <text:s text:c="11"/>4 |</text:p>
      <text:p text:style-name="Standard">| <text:s text:c="11"/>6 |</text:p>
      <text:p text:style-name="Standard">| <text:s text:c="11"/>8 |</text:p>
      <text:p text:style-name="Standard">| <text:s text:c="11"/>5 |</text:p>
      <text:p text:style-name="Standard">| <text:s text:c="11"/>8 |</text:p>
      <text:p text:style-name="Standard">+--------------+</text:p>
      <text:p text:style-name="Standard">10 rows in set (0.000 sec)</text:p>
      <text:p text:style-name="Standard"/>
      <text:p text:style-name="Standard"/>
      <text:p text:style-name="Standard"><text:soft-page-break/></text:p>
      <text:p text:style-name="Standard">MariaDB [Shriya]&gt; select LOCATE("a" , Name) from Store;</text:p>
      <text:p text:style-name="Standard">+--------------------+</text:p>
      <text:p text:style-name="Standard">| LOCATE("a" , Name) |</text:p>
      <text:p text:style-name="Standard">+--------------------+</text:p>
      <text:p text:style-name="Standard">| <text:s text:c="17"/>0 |</text:p>
      <text:p text:style-name="Standard">| <text:s text:c="17"/>2 |</text:p>
      <text:p text:style-name="Standard">| <text:s text:c="17"/>0 |</text:p>
      <text:p text:style-name="Standard">| <text:s text:c="17"/>0 |</text:p>
      <text:p text:style-name="Standard">| <text:s text:c="17"/>4 |</text:p>
      <text:p text:style-name="Standard">| <text:s text:c="17"/>0 |</text:p>
      <text:p text:style-name="Standard">| <text:s text:c="17"/>1 |</text:p>
      <text:p text:style-name="Standard">| <text:s text:c="17"/>2 |</text:p>
      <text:p text:style-name="Standard">| <text:s text:c="17"/>4 |</text:p>
      <text:p text:style-name="Standard">| <text:s text:c="17"/>0 |</text:p>
      <text:p text:style-name="Standard">+--------------------+</text:p>
      <text:p text:style-name="Standard">10 rows in set (0.001 se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ariaDB [Shriya]&gt; SELECT LOWER(Name) AS LowercaseCustomerName from Store;</text:p>
      <text:p text:style-name="Standard">+-----------------------+</text:p>
      <text:p text:style-name="Standard">| LowercaseCustomerName |</text:p>
      <text:p text:style-name="Standard">+-----------------------+</text:p>
      <text:p text:style-name="Standard">| westside <text:s text:c="13"/>|</text:p>
      <text:p text:style-name="Standard">| pantaloons <text:s text:c="11"/>|</text:p>
      <text:p text:style-name="Standard">| h &amp; m <text:s text:c="16"/>|</text:p>
      <text:p text:style-name="Standard">| forever 21 <text:s text:c="11"/>|</text:p>
      <text:p text:style-name="Standard">| puma <text:s text:c="17"/>|</text:p>
      <text:p text:style-name="Standard">| nike <text:s text:c="17"/>|</text:p>
      <text:p text:style-name="Standard">| adidas <text:s text:c="15"/>|</text:p>
      <text:p text:style-name="Standard">| fastrack <text:s text:c="13"/>|</text:p>
      <text:p text:style-name="Standard">| titan <text:s text:c="16"/>|</text:p>
      <text:p text:style-name="Standard">| skechers <text:s text:c="13"/>|</text:p>
      <text:p text:style-name="Standard">+-----------------------+</text:p>
      <text:p text:style-name="Standard">10 rows in set (0.001 se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MariaDB [Shriya]&gt; SELECT LPAD(Name, 30, "ABC") AS LeftPadCustomerName from Store;</text:p>
      <text:p text:style-name="Standard">+--------------------------------+</text:p>
      <text:p text:style-name="Standard">| LeftPadCustomerName <text:s text:c="11"/>|</text:p>
      <text:p text:style-name="Standard">+--------------------------------+</text:p>
      <text:p text:style-name="Standard">| ABCABCABCABCABCABCABCAWestside |</text:p>
      <text:p text:style-name="Standard">| ABCABCABCABCABCABCABPantaloons |</text:p>
      <text:p text:style-name="Standard">| ABCABCABCABCABCABCABCABCAH &amp; M |</text:p>
      <text:p text:style-name="Standard">| ABCABCABCABCABCABCABForever 21 |</text:p>
      <text:p text:style-name="Standard">| ABCABCABCABCABCABCABCABCABPuma |</text:p>
      <text:p text:style-name="Standard">| ABCABCABCABCABCABCABCABCABNike |</text:p>
      <text:p text:style-name="Standard">| ABCABCABCABCABCABCABCABCAdidas |</text:p>
      <text:p text:style-name="Standard">| ABCABCABCABCABCABCABCAFastrack |</text:p>
      <text:p text:style-name="Standard">| ABCABCABCABCABCABCABCABCATitan |</text:p>
      <text:p text:style-name="Standard">| ABCABCABCABCABCABCABCASkechers |</text:p>
      <text:p text:style-name="Standard">+--------------------------------+</text:p>
      <text:p text:style-name="Standard">10 rows in set (0.001 sec)</text:p>
      <text:p text:style-name="Standard"/>
      <text:p text:style-name="Standard"/>
      <text:p text:style-name="Standard"/>
      <text:p text:style-name="Standard"/>
      <text:p text:style-name="Standard">MariaDB [Shriya]&gt; SELECT ADDDATE("2017-06-15", INTERVAL -2 MONTH);</text:p>
      <text:p text:style-name="Standard">+------------------------------------------+</text:p>
      <text:p text:style-name="Standard">| ADDDATE("2017-06-15", INTERVAL -2 MONTH) |</text:p>
      <text:p text:style-name="Standard">+------------------------------------------+</text:p>
      <text:p text:style-name="Standard">| 2017-04-15 <text:s text:c="30"/>|</text:p>
      <text:p text:style-name="Standard">+------------------------------------------</text:p>
      <text:p text:style-name="Standard">1 row in set (0.000 sec)</text:p>
      <text:p text:style-name="Standard"/>
      <text:p text:style-name="Standard"/>
      <text:p text:style-name="Standard"/>
      <text:p text:style-name="Standard">MariaDB [Shriya]&gt; SELECT ADDTIME("09:34:21.000001", "2:10:5.000003");</text:p>
      <text:p text:style-name="Standard">+---------------------------------------------+</text:p>
      <text:p text:style-name="Standard">| ADDTIME("09:34:21.000001", "2:10:5.000003") |</text:p>
      <text:p text:style-name="Standard">+---------------------------------------------+</text:p>
      <text:p text:style-name="Standard">| 11:44:26.000004 <text:s text:c="28"/>|</text:p>
      <text:p text:style-name="Standard">+---------------------------------------------+</text:p>
      <text:p text:style-name="Standard">1 row in set (0.000 se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MariaDB [Shriya]&gt; </text:p>
      <text:p text:style-name="Standard">MariaDB [Shriya]&gt; MariaDB [Shriya]&gt; SELECT CURDATE();</text:p>
      <text:p text:style-name="Standard">ERROR 1064 (42000): You have an error in your SQL syntax; check the manual that corresponds to your MariaDB server version for the right syntax to use near 'MariaDB [Shriya]&gt; SELECT CURDATE()' at line 1</text:p>
      <text:p text:style-name="Standard">MariaDB [Shriya]&gt; +------------+</text:p>
      <text:p text:style-name="Standard"><text:s text:c="4"/>-&gt; | CURDATE() <text:s/>|</text:p>
      <text:p text:style-name="Standard"><text:s text:c="4"/>-&gt; +------------+</text:p>
      <text:p text:style-name="Standard"><text:s text:c="4"/>-&gt; | 2021-11-23 |</text:p>
      <text:p text:style-name="Standard"><text:s text:c="4"/>-&gt; +------------+</text:p>
      <text:p text:style-name="Standard"><text:s text:c="4"/>-&gt; 1 row in set (0.000 sec)</text:p>
      <text:p text:style-name="Standard"><text:s text:c="4"/>-&gt; </text:p>
      <text:p text:style-name="Standard"><text:s text:c="4"/>-&gt; ;</text:p>
      <text:p text:style-name="Standard">ERROR 1064 (42000): You have an error in your SQL syntax; check the manual that corresponds to your MariaDB server version for the right syntax to use near '+------------+</text:p>
      <text:p text:style-name="Standard">| CURDATE() <text:s/>|</text:p>
      <text:p text:style-name="Standard">+------------+</text:p>
      <text:p text:style-name="Standard">| 2021-11-23 |</text:p>
      <text:p text:style-name="Standard">+------------+</text:p>
      <text:p text:style-name="Standard">1 ...' at line 1</text:p>
      <text:p text:style-name="Standard"/>
      <text:p text:style-name="Standard"/>
      <text:p text:style-name="Standard">MariaDB [Shriya]&gt; SELECT CURRENT_DATE() + 1;</text:p>
      <text:p text:style-name="Standard">+--------------------+</text:p>
      <text:p text:style-name="Standard">| CURRENT_DATE() + 1 |</text:p>
      <text:p text:style-name="Standard">+--------------------+</text:p>
      <text:p text:style-name="Standard">| <text:s text:c="10"/>20211124 |</text:p>
      <text:p text:style-name="Standard">+--------------------+</text:p>
      <text:p text:style-name="Standard">1 row in set (0.000 sec)</text:p>
      <text:p text:style-name="Standard"/>
      <text:p text:style-name="Standard"/>
      <text:p text:style-name="Standard"/>
      <text:p text:style-name="Standard">MariaDB [Shriya]&gt; SELECT CURRENT_TIME() + 1;</text:p>
      <text:p text:style-name="Standard">+--------------------+</text:p>
      <text:p text:style-name="Standard">| CURRENT_TIME() + 1 |</text:p>
      <text:p text:style-name="Standard">+--------------------+</text:p>
      <text:p text:style-name="Standard">| <text:s text:c="12"/>153749 |</text:p>
      <text:p text:style-name="Standard">+--------------------+</text:p>
      <text:p text:style-name="Standard">1 row in set (0.000 sec)</text:p>
      <text:p text:style-name="Standard"/>
      <text:p text:style-name="Standard"/>
      <text:p text:style-name="Standard">MariaDB [Shriya]&gt; SELECT DATEDIFF("2017-01-01", "2016-12-24");</text:p>
      <text:p text:style-name="Standard">+--------------------------------------+</text:p>
      <text:p text:style-name="Standard">| DATEDIFF("2017-01-01", "2016-12-24") |</text:p>
      <text:p text:style-name="Standard">+--------------------------------------+</text:p>
      <text:p text:style-name="Standard">| <text:s text:c="35"/>8 |</text:p>
      <text:p text:style-name="Standard">+--------------------------------------+</text:p>
      <text:p text:style-name="Standard">1 row in set (0.000 sec)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MariaDB [Shriya]&gt; SELECT MICROSECOND("2017-06-20 09:34:00.000023");</text:p>
      <text:p text:style-name="Standard">+-------------------------------------------+</text:p>
      <text:p text:style-name="Standard">| MICROSECOND("2017-06-20 09:34:00.000023") |</text:p>
      <text:p text:style-name="Standard">+-------------------------------------------+</text:p>
      <text:p text:style-name="Standard">| <text:s text:c="39"/>23 |</text:p>
      <text:p text:style-name="Standard">+-------------------------------------------+</text:p>
      <text:p text:style-name="Standard">1 row in set (0.000 sec)</text:p>
      <text:p text:style-name="Standard"/>
      <text:p text:style-name="Standard"/>
      <text:p text:style-name="Standard"/>
      <text:p text:style-name="Standard"/>
      <text:p text:style-name="Standard">MariaDB [Shriya]&gt; SELECT MINUTE("2017-06-20 09:34:00");</text:p>
      <text:p text:style-name="Standard">+-------------------------------+</text:p>
      <text:p text:style-name="Standard">| MINUTE("2017-06-20 09:34:00") |</text:p>
      <text:p text:style-name="Standard">+-------------------------------+</text:p>
      <text:p text:style-name="Standard">| <text:s text:c="27"/>34 |</text:p>
      <text:p text:style-name="Standard">+-------------------------------+</text:p>
      <text:p text:style-name="Standard">1 row in set (0.000 sec)</text:p>
      <text:p text:style-name="Standard"/>
      <text:p text:style-name="Standard"/>
      <text:p text:style-name="Standard">MariaDB [Shriya]&gt; SELECT MINUTE("23:59:59");</text:p>
      <text:p text:style-name="Standard">+--------------------+</text:p>
      <text:p text:style-name="Standard">| MINUTE("23:59:59") |</text:p>
      <text:p text:style-name="Standard">+--------------------+</text:p>
      <text:p text:style-name="Standard">| <text:s text:c="16"/>59 |</text:p>
      <text:p text:style-name="Standard">+--------------------+</text:p>
      <text:p text:style-name="Standard">1 row in set (0.000 sec)</text:p>
      <text:p text:style-name="Standard"/>
      <text:p text:style-name="Standard"/>
      <text:p text:style-name="Standard"/>
      <text:p text:style-name="Standard">MariaDB [Shriya]&gt; SELECT MONTH(CURDATE());</text:p>
      <text:p text:style-name="Standard">+------------------+</text:p>
      <text:p text:style-name="Standard">| MONTH(CURDATE()) |</text:p>
      <text:p text:style-name="Standard">+------------------+</text:p>
      <text:p text:style-name="Standard">| <text:s text:c="14"/>11 |</text:p>
      <text:p text:style-name="Standard">+------------------+</text:p>
      <text:p text:style-name="Standard">1 row in set (0.000 sec)</text:p>
      <text:p text:style-name="Standard"/>
      <text:p text:style-name="Standard"/>
      <text:p text:style-name="Standard"/>
      <text:p text:style-name="Standard">Database changed</text:p>
      <text:p text:style-name="Standard">MariaDB [Shriya]&gt; SELECT MONTH(CURDATE());</text:p>
      <text:p text:style-name="Standard">+------------------+</text:p>
      <text:p text:style-name="Standard">| MONTH(CURDATE()) |</text:p>
      <text:p text:style-name="Standard">+------------------+</text:p>
      <text:p text:style-name="Standard">| <text:s text:c="14"/>11 |</text:p>
      <text:p text:style-name="Standard">+------------------+</text:p>
      <text:p text:style-name="Standard">1 row in set (0.000 sec)</text:p>
      <text:p text:style-name="Standard"/>
      <text:p text:style-name="Standard"/>
      <text:p text:style-name="Standard"/>
      <text:p text:style-name="Standard"><text:soft-page-break/></text:p>
      <text:p text:style-name="Standard">MariaDB [Shriya]&gt; SELECT MONTHNAME(CURDATE());</text:p>
      <text:p text:style-name="Standard">+----------------------+</text:p>
      <text:p text:style-name="Standard">| MONTHNAME(CURDATE()) |</text:p>
      <text:p text:style-name="Standard">+----------------------+</text:p>
      <text:p text:style-name="Standard">| November <text:s text:c="12"/>|</text:p>
      <text:p text:style-name="Standard">+----------------------+</text:p>
      <text:p text:style-name="Standard">1 row in set (0.000 sec)</text:p>
      <text:p text:style-name="Standard"/>
      <text:p text:style-name="Standard"/>
      <text:p text:style-name="Standard"/>
      <text:p text:style-name="Standard">MariaDB [Shriya]&gt; SELECT NOW() + 1;</text:p>
      <text:p text:style-name="Standard">+----------------+</text:p>
      <text:p text:style-name="Standard">| NOW() + 1 <text:s text:c="5"/>|</text:p>
      <text:p text:style-name="Standard">+----------------+</text:p>
      <text:p text:style-name="Standard">| 20211123154950 |</text:p>
      <text:p text:style-name="Standard">+----------------+</text:p>
      <text:p text:style-name="Standard">1 row in set (0.000 sec)</text:p>
      <text:p text:style-name="Standard"/>
      <text:p text:style-name="Standard"/>
      <text:p text:style-name="Standard"/>
      <text:p text:style-name="Standard"/>
      <text:p text:style-name="Standard">MariaDB [Shriya]&gt; SELECT PERIOD_ADD(201703, 15);</text:p>
      <text:p text:style-name="Standard">+------------------------+</text:p>
      <text:p text:style-name="Standard">| PERIOD_ADD(201703, 15) |</text:p>
      <text:p text:style-name="Standard">+------------------------+</text:p>
      <text:p text:style-name="Standard">| <text:s text:c="16"/>201806 |</text:p>
      <text:p text:style-name="Standard">+------------------------+</text:p>
      <text:p text:style-name="Standard">1 row in set (0.000 sec)</text:p>
      <text:p text:style-name="Standard"/>
      <text:p text:style-name="Standard"/>
      <text:p text:style-name="Standard">MariaDB [Shriya]&gt; SELECT PERIOD_DIFF(201710, 201703);</text:p>
      <text:p text:style-name="Standard">+-----------------------------+</text:p>
      <text:p text:style-name="Standard">| PERIOD_DIFF(201710, 201703) |</text:p>
      <text:p text:style-name="Standard">+-----------------------------+</text:p>
      <text:p text:style-name="Standard">| <text:s text:c="26"/>7 |</text:p>
      <text:p text:style-name="Standard">+-----------------------------+</text:p>
      <text:p text:style-name="Standard">1 row in set (0.000 sec)</text:p>
      <text:p text:style-name="Standard"/>
      <text:p text:style-name="Standard"/>
      <text:p text:style-name="Standard"/>
      <text:p text:style-name="Standard">Database changed</text:p>
      <text:p text:style-name="Standard">MariaDB [Shriya]&gt; SELECT WEEK(CURDATE());</text:p>
      <text:p text:style-name="Standard">+-----------------+</text:p>
      <text:p text:style-name="Standard">| WEEK(CURDATE()) |</text:p>
      <text:p text:style-name="Standard">+-----------------+</text:p>
      <text:p text:style-name="Standard">| <text:s text:c="13"/>47 |</text:p>
      <text:p text:style-name="Standard">+-----------------+</text:p>
      <text:p text:style-name="Standard">1 row in set (0.000 sec)</text:p>
      <text:p text:style-name="Standard"/>
      <text:p text:style-name="Standard"/>
      <text:p text:style-name="Standard"/>
      <text:p text:style-name="Standard"><text:soft-page-break/>------------+</text:p>
      <text:p text:style-name="Standard">| WEEKDAY(CURDATE()) |</text:p>
      <text:p text:style-name="Standard">+--------------------+</text:p>
      <text:p text:style-name="Standard">| <text:s text:c="6"/>...' at line 1</text:p>
      <text:p text:style-name="Standard"/>
      <text:p text:style-name="Standard"/>
      <text:p text:style-name="Standard">MariaDB [Shriya]&gt; SELECT WEEKOFYEAR(CURDATE());</text:p>
      <text:p text:style-name="Standard">+-----------------------+</text:p>
      <text:p text:style-name="Standard">| WEEKOFYEAR(CURDATE()) |</text:p>
      <text:p text:style-name="Standard">+-----------------------+</text:p>
      <text:p text:style-name="Standard">| <text:s text:c="19"/>47 |</text:p>
      <text:p text:style-name="Standard">+-----------------------+</text:p>
      <text:p text:style-name="Standard">1 row in set (0.000 sec)</text:p>
      <text:p text:style-name="Standard"/>
      <text:p text:style-name="Standard"/>
      <text:p text:style-name="Standard"/>
      <text:p text:style-name="Standard">MariaDB [Shriya]&gt; SELECT YEAR(CURDATE());</text:p>
      <text:p text:style-name="Standard">+-----------------+</text:p>
      <text:p text:style-name="Standard">| YEAR(CURDATE()) |</text:p>
      <text:p text:style-name="Standard">+-----------------+</text:p>
      <text:p text:style-name="Standard">| <text:s text:c="11"/>2021 |</text:p>
      <text:p text:style-name="Standard">+-----------------+</text:p>
      <text:p text:style-name="Standard">1 row in set (0.000 sec)</text:p>
      <text:p text:style-name="Standard"/>
      <text:p text:style-name="Standard"/>
      <text:p text:style-name="Standard"/>
      <text:p text:style-name="Standard">MariaDB [Shriya]&gt; SELECT YEARWEEK(CURDATE());</text:p>
      <text:p text:style-name="Standard">+---------------------+</text:p>
      <text:p text:style-name="Standard">| YEARWEEK(CURDATE()) |</text:p>
      <text:p text:style-name="Standard">+---------------------+</text:p>
      <text:p text:style-name="Standard">| <text:s text:c="13"/>202147 |</text:p>
      <text:p text:style-name="Standard">+---------------------+</text:p>
      <text:p text:style-name="Standard">1 row in set (0.000 se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1:36:48.103194729</meta:creation-date>
    <meta:generator>LibreOffice/6.0.7.3$Linux_X86_64 LibreOffice_project/00m0$Build-3</meta:generator>
    <dc:date>2021-11-23T16:12:30.009199263</dc:date>
    <meta:editing-duration>PT4H35M24S</meta:editing-duration>
    <meta:editing-cycles>50</meta:editing-cycles>
    <meta:document-statistic meta:table-count="0" meta:image-count="0" meta:object-count="0" meta:page-count="10" meta:paragraph-count="375" meta:word-count="1398" meta:character-count="10466" meta:non-whitespace-character-count="8026"/>
  </office:meta>
</office:document-meta>
</file>